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ExchangeResult.getRespons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ExchangeResult.EntityExchangeResult( ExchangeResult result , @ Nullable 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